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2" table:default-cell-style-name="ce14"/>
        <table:table-column table:style-name="co3" table:default-cell-style-name="ce14"/>
        <table:table-column table:style-name="co4" table:default-cell-style-name="ce17"/>
        <table:table-column table:style-name="co5" table:number-columns-repeated="3" table:default-cell-style-name="ce1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55" table:default-cell-style-name="ce14"/>
        <table:table-row table:style-name="ro1"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rt #</text:p>
          </table:table-cell>
          <table:table-cell table:style-name="ce13" office:value-type="string" calcext:value-type="string">
            <text:p>Mouser #</text:p>
          </table:table-cell>
          <table:table-cell table:style-name="ce13" office:value-type="string" calcext:value-type="string">
            <text:p>Digikey #</text:p>
          </table:table-cell>
          <table:table-cell table:style-name="ce16" office:value-type="string" calcext:value-type="string">
            <text:p>Footprint</text:p>
          </table:table-cell>
          <table:table-cell table:style-name="ce16" office:value-type="string" calcext:value-type="string">
            <text:p>$/Unit – Mouser</text:p>
          </table:table-cell>
          <table:table-cell table:style-name="ce16" office:value-type="string" calcext:value-type="string">
            <text:p>$/Unit – Digikey</text:p>
          </table:table-cell>
          <table:table-cell table:style-name="ce16" office:value-type="string" calcext:value-type="string">
            <text:p>$/Unit – Other</text:p>
          </table:table-cell>
          <table:table-cell table:style-name="ce13" office:value-type="string" calcext:value-type="string">
            <text:p>Qty #</text:p>
          </table:table-cell>
          <table:table-cell table:style-name="ce13" office:value-type="string" calcext:value-type="string">
            <text:p>Board ID #</text:p>
          </table:table-cell>
          <table:table-cell table:style-name="ce13" office:value-type="string" calcext:value-type="string">
            <text:p>Mouser Link</text:p>
          </table:table-cell>
          <table:table-cell table:style-name="ce13" office:value-type="string" calcext:value-type="string">
            <text:p>Digikey Link</text:p>
          </table:table-cell>
          <table:table-cell table:style-name="ce13" office:value-type="string" calcext:value-type="string">
            <text:p>Other Link</text:p>
          </table:table-cell>
          <table:table-cell table:style-name="ce13" table:number-columns-repeated="55"/>
        </table:table-row>
        <table:table-row table:style-name="ro1">
          <table:table-cell office:value-type="string" calcext:value-type="string">
            <text:p>Atmel ARM Microprocessor</text:p>
          </table:table-cell>
          <table:table-cell table:style-name="ce15" office:value-type="string" calcext:value-type="string">
            <text:p>ATSAMD21E18A-AFT</text:p>
          </table:table-cell>
          <table:table-cell office:value-type="string" calcext:value-type="string">
            <text:p>556-ATSAMD21E18A-AFT</text:p>
          </table:table-cell>
          <table:table-cell office:value-type="string" calcext:value-type="string">
            <text:p>ATSAMD21E18A-AFTCT-ND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$4.2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mouser.com/ProductDetail/Microchip-Technology-Atmel/ATSAMD21E18A-AFT?qs=9KdFJXLqUo%2Fx43XnpJTAog%3D%3D" xlink:type="simple">Mouser</text:a></text:p>
          </table:table-cell>
          <table:table-cell office:value-type="string" calcext:value-type="string">
            <text:p><text:a xlink:href="https://www.digikey.com/en/products/detail/microchip-technology/ATSAMD21E18A-AFT/5057223?s=N4IgTCBcDaIIIBUDKcCyARMBGAolgHHALRwBiCIAugL5A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attery Charge Controller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579-MCP73831T-2ACIOT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SOT-23</text:p>
          </table:table-cell>
          <table:table-cell table:number-columns-repeated="2" office:value-type="string" calcext:value-type="string">
            <text:p>$0.69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<text:a xlink:href="https://www.mouser.com/ProductDetail/Microchip-Technology/MCP73831T-2ACI-OT?qs=sGAEpiMZZMsVgcksf1EMUm%2FVN%252BXSYao%2F" xlink:type="simple">Mouser</text:a></text:p>
          </table:table-cell>
          <table:table-cell office:value-type="string" calcext:value-type="string">
            <text:p><text:a xlink:href="https://www.digikey.com/en/products/detail/microchip-technology/MCP73831T-2ACI-OT/964301?s=N4IgTCBcDaILIGEAKB2AzADjQRgCoFowBBBASQHoB5XEAXQF8g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XC6217A332MR-G</text:p>
          </table:table-cell>
          <table:table-cell office:value-type="string" calcext:value-type="string">
            <text:p>865-XC6217A332MR-G</text:p>
          </table:table-cell>
          <table:table-cell office:value-type="string" calcext:value-type="string">
            <text:p>893-1084-1-ND</text:p>
          </table:table-cell>
          <table:table-cell office:value-type="string" calcext:value-type="string">
            <text:p>SOT-25-5</text:p>
          </table:table-cell>
          <table:table-cell table:number-columns-repeated="2" office:value-type="string" calcext:value-type="string">
            <text:p>$0.8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<text:a xlink:href="https://www.mouser.com/ProductDetail/Torex-Semiconductor/XC6217A332MR-G?qs=AsjdqWjXhJ9cceDfQuqemQ%3D%3D" xlink:type="simple">Mouser</text:a></text:p>
          </table:table-cell>
          <table:table-cell office:value-type="string" calcext:value-type="string">
            <text:p><text:a xlink:href="https://www.digikey.com/en/products/detail/torex-semiconductor-ltd/XC6217A332MR-G/2138128?s=N4IgTCBcDaIBoGEBsYCMB2AggZm2AsgEoC0A4iALoC%2BQA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B-C Male Plug</text:p>
          </table:table-cell>
          <table:table-cell office:value-type="string" calcext:value-type="string">
            <text:p>USB4155-03-C</text:p>
          </table:table-cell>
          <table:table-cell office:value-type="string" calcext:value-type="string">
            <text:p>640-USB4155-03C</text:p>
          </table:table-cell>
          <table:table-cell office:value-type="string" calcext:value-type="string">
            <text:p>2073-USB4155-03-CCT-ND</text:p>
          </table:table-cell>
          <table:table-cell office:value-type="string" calcext:value-type="string">
            <text:p>N/A</text:p>
          </table:table-cell>
          <table:table-cell table:number-columns-repeated="2" table:style-name="ce18" office:value-type="currency" office:currency="USD" office:value="1.67" calcext:value-type="currency">
            <text:p>$1.67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<text:a xlink:href="https://www.mouser.com/ProductDetail/GCT/USB4155-03-C?qs=TuK3vfAjtkW%2F2Iv0quEBsA%3D%3D" xlink:type="simple">Mouser</text:a></text:p>
          </table:table-cell>
          <table:table-cell office:value-type="string" calcext:value-type="string">
            <text:p><text:a xlink:href="https://www.digikey.com/en/products/detail/gct/USB4155-03-C/14305161?s=N4IgTCBcDaIKoGUBCAWAjAVgwWgAwGZsBhEAXQF8g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B-C Female Jack</text:p>
          </table:table-cell>
          <table:table-cell office:value-type="string" calcext:value-type="string">
            <text:p>12401610E4#2A</text:p>
          </table:table-cell>
          <table:table-cell office:value-type="string" calcext:value-type="string">
            <text:p>523-12401610E4#2A </text:p>
          </table:table-cell>
          <table:table-cell office:value-type="string" calcext:value-type="string">
            <text:p>12401610E4#2ACT-ND</text:p>
          </table:table-cell>
          <table:table-cell office:value-type="string" calcext:value-type="string">
            <text:p>N/A</text:p>
          </table:table-cell>
          <table:table-cell table:number-columns-repeated="2" table:style-name="ce18" office:value-type="currency" office:currency="USD" office:value="1.72" calcext:value-type="currency">
            <text:p>$1.72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<text:a xlink:href="https://www.mouser.com/ProductDetail/Amphenol/12401610E42A?qs=sGAEpiMZZMsyYdr3R27aV7VDaPvRJLsz4Ds7mYeH5j4%3D" xlink:type="simple">Mouser</text:a></text:p>
          </table:table-cell>
          <table:table-cell office:value-type="string" calcext:value-type="string">
            <text:p><text:a xlink:href="https://www.digikey.com/en/products/detail/amphenol-icc-commercial-products/12401610E4-2A/5775519?s=N4IgTCBcDaIIxgCwAY4DY7IKKIMRgEEQBdAXyA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ASMB-MTB1-0B3A2</text:p>
          </table:table-cell>
          <table:table-cell office:value-type="string" calcext:value-type="string">
            <text:p>630-ASMB-MTB1-0B3A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0.69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<text:a xlink:href="https://www.mouser.com/ProductDetail/Broadcom-Avago/ASMB-MTB1-0B3A2?qs=sGAEpiMZZMt82OzCyDsLFD%252B3tm%2Fp6nZNBqnRbhpFDw4%3D" xlink:type="simple">Mouser</text:a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EVP-BFAC1A000 </text:p>
          </table:table-cell>
          <table:table-cell office:value-type="string" calcext:value-type="string">
            <text:p>667-EVP-BFAC1A000</text:p>
          </table:table-cell>
          <table:table-cell office:value-type="string" calcext:value-type="string">
            <text:p>P19749CT-ND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$0.28</text:p>
          </table:table-cell>
          <table:table-cell table:style-name="ce18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, B2, B3, B4</text:p>
          </table:table-cell>
          <table:table-cell office:value-type="string" calcext:value-type="string">
            <text:p><text:a xlink:href="https://www.mouser.com/ProductDetail/Panasonic/EVP-BFAC1A000?qs=OiaALIbqWFSeImjptaxnOQ%3D%3D" xlink:type="simple">Mouser</text:a></text:p>
          </table:table-cell>
          <table:table-cell office:value-type="string" calcext:value-type="string">
            <text:p><text:a xlink:href="https://www.digikey.com/en/products/detail/panasonic-electronic-components/EVP-BFAC1A000/6125108?s=N4IgTCBcDaIAQFEBqAFAtAIQGIEEDCAjDgAylwgC6AvkA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kΩ Resistor</text:p>
          </table:table-cell>
          <table:table-cell office:value-type="string" calcext:value-type="string">
            <text:p>ERJ-S06J202V <text:s/></text:p>
          </table:table-cell>
          <table:table-cell office:value-type="string" calcext:value-type="string">
            <text:p>667-ERJ-S06J202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table:style-name="ce18" office:value-type="currency" office:currency="USD" office:value="0.23" calcext:value-type="currency">
            <text:p>$0.23</text:p>
          </table:table-cell>
          <table:table-cell table:number-columns-repeated="2"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Panasonic/ERJ-S06J202V?qs=Zyl8A9hlmJrDyIkXORmWOQ%3D%3D" xlink:type="simple">Mouser</text:a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470Ω Resistor</text:p>
          </table:table-cell>
          <table:table-cell table:style-name="ce15" office:value-type="string" calcext:value-type="string">
            <text:p>ERA-6VEB4700V</text:p>
          </table:table-cell>
          <table:table-cell office:value-type="string" calcext:value-type="string">
            <text:p>667-ERA-6VEB4700V</text:p>
          </table:table-cell>
          <table:table-cell office:value-type="string" calcext:value-type="string">
            <text:p>10-ERA-6VEB4700VCT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0</text:p>
          </table:table-cell>
          <table:table-cell office:value-type="string" calcext:value-type="string">
            <text:p>$0.59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com/ProductDetail/Panasonic/ERA-6VEB4700V?qs=sGAEpiMZZMtG0KNrPCHnjcm3Ue9w12BKMJW5iANsOuTL7f4n8Q74mQ%3D%3D" xlink:type="simple">Mouser</text:a></text:p>
          </table:table-cell>
          <table:table-cell office:value-type="string" calcext:value-type="string">
            <text:p><text:a xlink:href="https://www.digikey.com/en/products/detail/panasonic-electronic-components/ERA-6VEB4700V/12084673?s=N4IgTCBcDaIKICUCCBaAbANTgIQCwHYAGQjEAXQF8g" xlink:type="simple">Digikey</text:a></text:p>
          </table:table-cell>
          <table:table-cell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.1kΩ Resistor</text:p>
          </table:table-cell>
          <table:table-cell office:value-type="string" calcext:value-type="string">
            <text:p>ERJ-T06J512V</text:p>
          </table:table-cell>
          <table:table-cell office:value-type="string" calcext:value-type="string">
            <text:p>667-ERJ-T06J512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21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a xlink:href="https://www.mouser.com/ProductDetail/Panasonic/ERJ-T06J512V?qs=iIVTEDlrHA3jjpvS%2FCMhsg%3D%3D" xlink:type="simple">Mouser</text:a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4.7µ Capacitor</text:p>
          </table:table-cell>
          <table:table-cell office:value-type="string" calcext:value-type="string">
            <text:p>CL03A475MQ5C65C</text:p>
          </table:table-cell>
          <table:table-cell office:value-type="string" calcext:value-type="string">
            <text:p>187-CL03A475MQ5C65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38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Samsung-Electro-Mechanics/CL03A475MQ5C65C?qs=sGAEpiMZZMuMW9TJLBQkXnK2T9n4gY42cYfvJEEERh4%3D" xlink:type="simple">Mouser</text:a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-pin JST-PH Connector</text:p>
          </table:table-cell>
          <table:table-cell office:value-type="string" calcext:value-type="string">
            <text:p>S2B-PH-SM4-T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5-1749-1-N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0.53</text:p>
          </table:table-cell>
          <table:table-cell office:value-type="string" calcext:value-type="string">
            <text:p>$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jst-sales-america-inc/S2B-PH-SM4-TB-LF-SN/926655?s=N4IgjCBcoLQBxVAYygMwIYBsDOBTANCAPZQDaIALAKxUgC6Avg4QExkgDKLAQjAAoAJGBwCyFGABVuACgAyAMQCU0jgDlF9BkA" xlink:type="simple">Digikey</text:a></text:p>
          </table:table-cell>
          <table:table-cell office:value-type="string" calcext:value-type="string">
            <text:p><text:a xlink:href="https://www.adafruit.com/product/1769" xlink:type="simple">Adafruit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200mAh Li-po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28-1838-N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9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adafruit-industries-llc/258/5054544" xlink:type="simple">Digikey</text:a></text:p>
          </table:table-cell>
          <table:table-cell office:value-type="string" calcext:value-type="string">
            <text:p><text:a xlink:href="https://www.adafruit.com/product/258" xlink:type="simple">Adafruit</text:a></text:p>
          </table:table-cell>
          <table:table-cell table:number-columns-repeated="55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5"/>
          <table:table-cell table:style-name="ce14" table:number-columns-repeated="3"/>
          <table:table-cell table:number-columns-repeated="60"/>
        </table:table-row>
        <table:table-row table:style-name="ro1" table:number-rows-repeated="1048559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11-12T18:17:41.185000000</dc:date>
    <meta:editing-duration>P1DT5H22M50S</meta:editing-duration>
    <meta:editing-cycles>13</meta:editing-cycles>
    <meta:generator>LibreOffice/7.2.2.2$Windows_X86_64 LibreOffice_project/02b2acce88a210515b4a5bb2e46cbfb63fe97d56</meta:generator>
    <meta:document-statistic meta:table-count="1" meta:cell-count="182" meta:object-count="0"/>
  </office:meta>
</office:document-meta>
</file>